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pletGenerator.getCopletInstanceData( String coplet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Coplet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pletGenerator.getCopletInstance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pletGenerator.getPortal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let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